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937in"/>
    </style:style>
    <style:style style:name="co2" style:family="table-column">
      <style:table-column-properties fo:break-before="auto" style:column-width="0.8925in"/>
    </style:style>
    <style:style style:name="co3" style:family="table-column">
      <style:table-column-properties fo:break-before="auto" style:column-width="2.5256in"/>
    </style:style>
    <style:style style:name="ro1" style:family="table-row">
      <style:table-row-properties style:row-height="0.1701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30"/>
  </office:automatic-styles>
  <office:body>
    <office:spreadsheet>
      <table:table table:name="Sheet1" table:style-name="ta1" table:print="false">
        <table:table-column table:style-name="co1" table:visibility="collapse" table:default-cell-style-name="Default"/>
        <table:table-column table:style-name="co2" table:default-cell-style-name="ce2"/>
        <table:table-column table:style-name="co2" table:number-columns-repeated="4" table:default-cell-style-name="Default"/>
        <table:table-column table:style-name="co3" table:default-cell-style-name="Default"/>
        <table:table-row table:style-name="ro1">
          <table:table-cell table:style-name="ce1" office:value-type="string">
            <text:p>1/24/19 23780 oil is right on. Replaced brake master cylinder reservoir bottom seals. 23.14mpg</text:p>
          </table:table-cell>
          <table:table-cell office:value-type="date" office:date-value="2019-01-24">
            <text:p>1/24/19</text:p>
          </table:table-cell>
          <table:table-cell office:value-type="float" office:value="123780">
            <text:p>123780</text:p>
          </table:table-cell>
          <table:table-cell office:value-type="float" office:value="23.14">
            <text:p>23.14</text:p>
          </table:table-cell>
          <table:table-cell office:value-type="float" office:value="8.34">
            <text:p>8.34</text:p>
          </table:table-cell>
          <table:table-cell/>
          <table:table-cell table:style-name="ce1" office:value-type="string">
            <text:p>oil is right on. Replaced brake master cylinder reservoir bottom seals.</text:p>
          </table:table-cell>
        </table:table-row>
        <table:table-row table:style-name="ro1">
          <table:table-cell table:style-name="ce1" office:value-type="string">
            <text:p>1/16/19 added 1qt oil</text:p>
          </table:table-cell>
          <table:table-cell office:value-type="date" office:date-value="2019-01-16">
            <text:p>1/16/19</text:p>
          </table:table-cell>
          <table:table-cell table:number-columns-repeated="3"/>
          <table:table-cell office:value-type="float" office:value="1">
            <text:p>1</text:p>
          </table:table-cell>
          <table:table-cell table:style-name="ce1"/>
        </table:table-row>
        <table:table-row table:style-name="ro1">
          <table:table-cell table:style-name="ce1" office:value-type="string">
            <text:p>1/15/19 23647 topped-up tires to 36</text:p>
          </table:table-cell>
          <table:table-cell office:value-type="date" office:date-value="2019-01-15">
            <text:p>1/15/19</text:p>
          </table:table-cell>
          <table:table-cell office:value-type="float" office:value="123647">
            <text:p>123647</text:p>
          </table:table-cell>
          <table:table-cell table:number-columns-repeated="3"/>
          <table:table-cell table:style-name="ce1" office:value-type="string">
            <text:p>topped-up tires to 36</text:p>
          </table:table-cell>
        </table:table-row>
        <table:table-row table:style-name="ro1">
          <table:table-cell table:style-name="ce1" office:value-type="string">
            <text:p>1/12/19 23587 22.68mpg</text:p>
          </table:table-cell>
          <table:table-cell office:value-type="date" office:date-value="2019-01-12">
            <text:p>1/12/19</text:p>
          </table:table-cell>
          <table:table-cell office:value-type="float" office:value="123587">
            <text:p>123587</text:p>
          </table:table-cell>
          <table:table-cell office:value-type="float" office:value="22.68">
            <text:p>22.68</text:p>
          </table:table-cell>
          <table:table-cell office:value-type="float" office:value="7.71">
            <text:p>7.71</text:p>
          </table:table-cell>
          <table:table-cell/>
          <table:table-cell table:style-name="ce1"/>
        </table:table-row>
        <table:table-row table:style-name="ro1">
          <table:table-cell table:style-name="ce1" office:value-type="string">
            <text:p>1/3/19 23412 23.82mpg</text:p>
          </table:table-cell>
          <table:table-cell office:value-type="date" office:date-value="2019-01-03">
            <text:p>1/3/19</text:p>
          </table:table-cell>
          <table:table-cell office:value-type="float" office:value="123412">
            <text:p>123412</text:p>
          </table:table-cell>
          <table:table-cell office:value-type="float" office:value="23.82">
            <text:p>23.82</text:p>
          </table:table-cell>
          <table:table-cell office:value-type="float" office:value="7.72">
            <text:p>7.72</text:p>
          </table:table-cell>
          <table:table-cell/>
          <table:table-cell table:style-name="ce1"/>
        </table:table-row>
        <table:table-row table:style-name="ro1">
          <table:table-cell table:style-name="ce1" office:value-type="string">
            <text:p>12/20/18 added 1qt oil</text:p>
          </table:table-cell>
          <table:table-cell office:value-type="date" office:date-value="2018-12-20">
            <text:p>12/20/18</text:p>
          </table:table-cell>
          <table:table-cell table:number-columns-repeated="3"/>
          <table:table-cell office:value-type="float" office:value="1">
            <text:p>1</text:p>
          </table:table-cell>
          <table:table-cell table:style-name="ce1"/>
        </table:table-row>
        <table:table-row table:style-name="ro1">
          <table:table-cell table:style-name="ce1" office:value-type="string">
            <text:p>12/18/19 23228 24.25mpg needs 1qt oil.</text:p>
          </table:table-cell>
          <table:table-cell office:value-type="date" office:date-value="2018-12-18">
            <text:p>12/18/18</text:p>
          </table:table-cell>
          <table:table-cell office:value-type="float" office:value="123228">
            <text:p>123228</text:p>
          </table:table-cell>
          <table:table-cell office:value-type="float" office:value="24.25">
            <text:p>24.25</text:p>
          </table:table-cell>
          <table:table-cell office:value-type="float" office:value="6.14">
            <text:p>6.14</text:p>
          </table:table-cell>
          <table:table-cell/>
          <table:table-cell table:style-name="ce1"/>
        </table:table-row>
        <table:table-row table:style-name="ro1">
          <table:table-cell table:style-name="ce1" office:value-type="string">
            <text:p>12/12/18 23079 23.16mpg(Some winter hubs-locked driving)</text:p>
          </table:table-cell>
          <table:table-cell office:value-type="date" office:date-value="2018-12-12">
            <text:p>12/12/18</text:p>
          </table:table-cell>
          <table:table-cell office:value-type="float" office:value="123079">
            <text:p>123079</text:p>
          </table:table-cell>
          <table:table-cell office:value-type="float" office:value="23.16">
            <text:p>23.16</text:p>
          </table:table-cell>
          <table:table-cell office:value-type="float" office:value="6.6">
            <text:p>6.6</text:p>
          </table:table-cell>
          <table:table-cell/>
          <table:table-cell table:style-name="ce1" office:value-type="string">
            <text:p>mpg may reflect some winter hubs-locked driving</text:p>
          </table:table-cell>
        </table:table-row>
        <table:table-row table:style-name="ro1">
          <table:table-cell table:style-name="ce1" office:value-type="string">
            <text:p>12/6/18 22926 24.91mpgPrior to this I realigned the front driveshaft and added an engine-to-frame ground cable</text:p>
          </table:table-cell>
          <table:table-cell office:value-type="date" office:date-value="2018-12-06">
            <text:p>12/6/18</text:p>
          </table:table-cell>
          <table:table-cell office:value-type="float" office:value="122926">
            <text:p>122926</text:p>
          </table:table-cell>
          <table:table-cell office:value-type="float" office:value="24.91">
            <text:p>24.91</text:p>
          </table:table-cell>
          <table:table-cell office:value-type="float" office:value="8.1">
            <text:p>8.1</text:p>
          </table:table-cell>
          <table:table-cell/>
          <table:table-cell table:style-name="ce1" office:value-type="string">
            <text:p>prior to this I realigned the front driveshaft and added an engine-to-frame ground cable</text:p>
          </table:table-cell>
        </table:table-row>
        <table:table-row table:style-name="ro1">
          <table:table-cell table:style-name="ce1" office:value-type="string">
            <text:p>11/28/18 22724 24.67mpg added 1/2 quart 30w50</text:p>
          </table:table-cell>
          <table:table-cell office:value-type="date" office:date-value="2018-11-28">
            <text:p>11/28/18</text:p>
          </table:table-cell>
          <table:table-cell office:value-type="float" office:value="122724">
            <text:p>122724</text:p>
          </table:table-cell>
          <table:table-cell office:value-type="float" office:value="24.67">
            <text:p>24.67</text:p>
          </table:table-cell>
          <table:table-cell office:value-type="float" office:value="8.99">
            <text:p>8.99</text:p>
          </table:table-cell>
          <table:table-cell office:value-type="float" office:value="0.5">
            <text:p>0.5</text:p>
          </table:table-cell>
          <table:table-cell table:style-name="ce1"/>
        </table:table-row>
        <table:table-row table:style-name="ro1">
          <table:table-cell table:style-name="ce1" office:value-type="string">
            <text:p>11/13/18 22502 25.84mpg</text:p>
          </table:table-cell>
          <table:table-cell office:value-type="date" office:date-value="2018-11-13">
            <text:p>11/13/18</text:p>
          </table:table-cell>
          <table:table-cell office:value-type="float" office:value="122502">
            <text:p>122502</text:p>
          </table:table-cell>
          <table:table-cell office:value-type="float" office:value="25.84">
            <text:p>25.84</text:p>
          </table:table-cell>
          <table:table-cell office:value-type="float" office:value="8.55">
            <text:p>8.55</text:p>
          </table:table-cell>
          <table:table-cell/>
          <table:table-cell table:style-name="ce1"/>
        </table:table-row>
        <table:table-row table:style-name="ro1">
          <table:table-cell table:style-name="ce1" office:value-type="string">
            <text:p>11/6/18 22474 added 1qt 20W50, changed fan belt, removed AC belt</text:p>
          </table:table-cell>
          <table:table-cell office:value-type="date" office:date-value="2018-11-06">
            <text:p>11/6/18</text:p>
          </table:table-cell>
          <table:table-cell office:value-type="float" office:value="122474">
            <text:p>122474</text:p>
          </table:table-cell>
          <table:table-cell table:number-columns-repeated="2"/>
          <table:table-cell office:value-type="float" office:value="1">
            <text:p>1</text:p>
          </table:table-cell>
          <table:table-cell table:style-name="ce1" office:value-type="string">
            <text:p>changed fan belt, removed AC belt</text:p>
          </table:table-cell>
        </table:table-row>
        <table:table-row table:style-name="ro1">
          <table:table-cell table:style-name="ce1" office:value-type="string">
            <text:p>10/26/18 22281 26.40mpg</text:p>
          </table:table-cell>
          <table:table-cell office:value-type="date" office:date-value="2018-10-26">
            <text:p>10/26/18</text:p>
          </table:table-cell>
          <table:table-cell office:value-type="float" office:value="122281">
            <text:p>122281</text:p>
          </table:table-cell>
          <table:table-cell office:value-type="float" office:value="26.4">
            <text:p>26.4</text:p>
          </table:table-cell>
          <table:table-cell office:value-type="float" office:value="8.25">
            <text:p>8.25</text:p>
          </table:table-cell>
          <table:table-cell/>
          <table:table-cell table:style-name="ce1"/>
        </table:table-row>
        <table:table-row table:style-name="ro1">
          <table:table-cell table:style-name="ce1" office:value-type="string">
            <text:p>10/15/18 22063 25.58mpg</text:p>
          </table:table-cell>
          <table:table-cell office:value-type="date" office:date-value="2018-10-15">
            <text:p>10/15/18</text:p>
          </table:table-cell>
          <table:table-cell office:value-type="float" office:value="122063">
            <text:p>122063</text:p>
          </table:table-cell>
          <table:table-cell office:value-type="float" office:value="25.58">
            <text:p>25.58</text:p>
          </table:table-cell>
          <table:table-cell office:value-type="float" office:value="7.05">
            <text:p>7.05</text:p>
          </table:table-cell>
          <table:table-cell/>
          <table:table-cell table:style-name="ce1"/>
        </table:table-row>
        <table:table-row table:style-name="ro1">
          <table:table-cell table:style-name="ce1" office:value-type="string">
            <text:p>9/11/18 21894 filled up. Added 1/2qt oil.</text:p>
          </table:table-cell>
          <table:table-cell office:value-type="date" office:date-value="2018-09-11">
            <text:p>9/11/18</text:p>
          </table:table-cell>
          <table:table-cell office:value-type="float" office:value="121894">
            <text:p>121894</text:p>
          </table:table-cell>
          <table:table-cell/>
          <table:table-cell office:value-type="float" office:value="6">
            <text:p>6</text:p>
          </table:table-cell>
          <table:table-cell office:value-type="float" office:value="0.5">
            <text:p>0.5</text:p>
          </table:table-cell>
          <table:table-cell table:style-name="ce1"/>
        </table:table-row>
        <table:table-row table:style-name="ro1">
          <table:table-cell table:style-name="ce1" office:value-type="string">
            <text:p>8/21/18 21729 26.79mpg</text:p>
          </table:table-cell>
          <table:table-cell office:value-type="date" office:date-value="2018-08-21">
            <text:p>8/21/18</text:p>
          </table:table-cell>
          <table:table-cell office:value-type="float" office:value="121729">
            <text:p>121729</text:p>
          </table:table-cell>
          <table:table-cell office:value-type="float" office:value="26.79">
            <text:p>26.79</text:p>
          </table:table-cell>
          <table:table-cell office:value-type="float" office:value="5.71">
            <text:p>5.71</text:p>
          </table:table-cell>
          <table:table-cell/>
          <table:table-cell table:style-name="ce1"/>
        </table:table-row>
        <table:table-row table:style-name="ro1">
          <table:table-cell table:style-name="ce1" office:value-type="string">
            <text:p>8/17/18 21576 26.58mpg</text:p>
          </table:table-cell>
          <table:table-cell office:value-type="date" office:date-value="2018-08-17">
            <text:p>8/17/18</text:p>
          </table:table-cell>
          <table:table-cell office:value-type="float" office:value="121576">
            <text:p>121576</text:p>
          </table:table-cell>
          <table:table-cell office:value-type="float" office:value="26.58">
            <text:p>26.58</text:p>
          </table:table-cell>
          <table:table-cell office:value-type="float" office:value="6.39">
            <text:p>6.39</text:p>
          </table:table-cell>
          <table:table-cell/>
          <table:table-cell table:style-name="ce1"/>
        </table:table-row>
        <table:table-row table:style-name="ro1">
          <table:table-cell table:style-name="ce1" office:value-type="string">
            <text:p>8/14/18 checked timing (right on). Warm idle is slightly high, couldn’t adjust it down. Changed plugs.</text:p>
          </table:table-cell>
          <table:table-cell office:value-type="date" office:date-value="2018-08-14">
            <text:p>8/14/18</text:p>
          </table:table-cell>
          <table:table-cell table:number-columns-repeated="4"/>
          <table:table-cell table:style-name="ce1" office:value-type="string">
            <text:p>checked timing (right on). Warm idle is slightly high, couldn’t adjust it down. Changed plugs.</text:p>
          </table:table-cell>
        </table:table-row>
        <table:table-row table:style-name="ro1">
          <table:table-cell table:style-name="ce1" office:value-type="string">
            <text:p>8/13/18 21455 adjusted valves, tightened down rocker structure.</text:p>
          </table:table-cell>
          <table:table-cell office:value-type="date" office:date-value="2018-08-13">
            <text:p>8/13/18</text:p>
          </table:table-cell>
          <table:table-cell office:value-type="float" office:value="121455">
            <text:p>121455</text:p>
          </table:table-cell>
          <table:table-cell table:number-columns-repeated="3"/>
          <table:table-cell table:style-name="ce1" office:value-type="string">
            <text:p>adjusted valves, tightened down rocker structure.</text:p>
          </table:table-cell>
        </table:table-row>
        <table:table-row table:style-name="ro1">
          <table:table-cell table:style-name="ce1" office:value-type="string">
            <text:p>8/11/18 21406 28.59mpg added 1qt 20W50 New door panels!</text:p>
          </table:table-cell>
          <table:table-cell office:value-type="date" office:date-value="2018-08-11">
            <text:p>8/11/18</text:p>
          </table:table-cell>
          <table:table-cell office:value-type="float" office:value="121406">
            <text:p>121406</text:p>
          </table:table-cell>
          <table:table-cell office:value-type="float" office:value="28.59">
            <text:p>28.59</text:p>
          </table:table-cell>
          <table:table-cell office:value-type="float" office:value="6.05">
            <text:p>6.05</text:p>
          </table:table-cell>
          <table:table-cell office:value-type="float" office:value="1">
            <text:p>1</text:p>
          </table:table-cell>
          <table:table-cell table:style-name="ce1" office:value-type="string">
            <text:p>made new door panels!</text:p>
          </table:table-cell>
        </table:table-row>
        <table:table-row table:style-name="ro1">
          <table:table-cell table:style-name="ce1" office:value-type="string">
            <text:p>8/8/18 21233 26.61mpg</text:p>
          </table:table-cell>
          <table:table-cell office:value-type="date" office:date-value="2018-08-08">
            <text:p>8/8/18</text:p>
          </table:table-cell>
          <table:table-cell office:value-type="float" office:value="121233">
            <text:p>121233</text:p>
          </table:table-cell>
          <table:table-cell office:value-type="float" office:value="26.61">
            <text:p>26.61</text:p>
          </table:table-cell>
          <table:table-cell office:value-type="float" office:value="6.61">
            <text:p>6.61</text:p>
          </table:table-cell>
          <table:table-cell/>
          <table:table-cell table:style-name="ce1"/>
        </table:table-row>
        <table:table-row table:style-name="ro1">
          <table:table-cell table:style-name="ce1" office:value-type="string">
            <text:p>8/1/18 21057 27.18mpgInstalled float bowl venturi (seems to make a big difference).</text:p>
          </table:table-cell>
          <table:table-cell office:value-type="date" office:date-value="2018-08-01">
            <text:p>8/1/18</text:p>
          </table:table-cell>
          <table:table-cell office:value-type="float" office:value="121057">
            <text:p>121057</text:p>
          </table:table-cell>
          <table:table-cell office:value-type="float" office:value="27.18">
            <text:p>27.18</text:p>
          </table:table-cell>
          <table:table-cell office:value-type="float" office:value="7.65">
            <text:p>7.65</text:p>
          </table:table-cell>
          <table:table-cell/>
          <table:table-cell table:style-name="ce1" office:value-type="string">
            <text:p>installed float bowl venturi (seems to make a big difference).</text:p>
          </table:table-cell>
        </table:table-row>
        <table:table-row table:style-name="ro1">
          <table:table-cell table:style-name="ce1" office:value-type="string">
            <text:p>7/30/18 20936 replaced transmission rear main seal. Replaced gear oil in transmission, transfer case, and rear differential. Tried another JB Weld fix on the radiator.</text:p>
          </table:table-cell>
          <table:table-cell office:value-type="date" office:date-value="2018-07-30">
            <text:p>7/30/18</text:p>
          </table:table-cell>
          <table:table-cell office:value-type="float" office:value="120936">
            <text:p>120936</text:p>
          </table:table-cell>
          <table:table-cell table:number-columns-repeated="3"/>
          <table:table-cell table:style-name="ce1" office:value-type="string">
            <text:p>replaced transmission rear main seal. Replaced gear oil in transmission, transfer case, and rear differential. Tried another JB Weld fix on the radiator.</text:p>
          </table:table-cell>
        </table:table-row>
        <table:table-row table:style-name="ro1">
          <table:table-cell table:style-name="ce1" office:value-type="string">
            <text:p>7/26/18 20849 27.54mpg</text:p>
          </table:table-cell>
          <table:table-cell office:value-type="date" office:date-value="2018-07-26">
            <text:p>7/26/18</text:p>
          </table:table-cell>
          <table:table-cell office:value-type="float" office:value="120849">
            <text:p>120849</text:p>
          </table:table-cell>
          <table:table-cell office:value-type="float" office:value="27.54">
            <text:p>27.54</text:p>
          </table:table-cell>
          <table:table-cell office:value-type="float" office:value="5.99">
            <text:p>5.99</text:p>
          </table:table-cell>
          <table:table-cell/>
          <table:table-cell table:style-name="ce1"/>
        </table:table-row>
        <table:table-row table:style-name="ro1">
          <table:table-cell table:style-name="ce1" office:value-type="string">
            <text:p>7/25/18 tail of transmission is leaking. ? Ordered new seal for that. Installed new temperature sensor by thermostat. Adjusted clutch travel. Installed gas pedal limit bolt (was missing).</text:p>
          </table:table-cell>
          <table:table-cell office:value-type="date" office:date-value="2018-07-25">
            <text:p>7/25/18</text:p>
          </table:table-cell>
          <table:table-cell table:number-columns-repeated="4"/>
          <table:table-cell table:style-name="ce1" office:value-type="string">
            <text:p>tail of transmission is leaking. Ordered new seal for that. Installed new temperature sensor by thermostat. Adjusted clutch travel. Installed gas pedal limit bolt (was missing).</text:p>
          </table:table-cell>
        </table:table-row>
        <table:table-row table:style-name="ro1">
          <table:table-cell table:style-name="ce1" office:value-type="string">
            <text:p>7/24/18 replaced coolant hose at back of intake manifold, replaced air filter.</text:p>
          </table:table-cell>
          <table:table-cell office:value-type="date" office:date-value="2018-07-24">
            <text:p>7/24/18</text:p>
          </table:table-cell>
          <table:table-cell table:number-columns-repeated="4"/>
          <table:table-cell table:style-name="ce1" office:value-type="string">
            <text:p>replaced coolant hose at back of intake manifold, replaced air filter.</text:p>
          </table:table-cell>
        </table:table-row>
        <table:table-row table:style-name="ro1">
          <table:table-cell table:style-name="ce1" office:value-type="string">
            <text:p>7/23/18 realized I installed one pad the wrong way before the brake bleed. Ended up gouging up a rotor ☹️ Replaced both rotors with new. All is well now!</text:p>
          </table:table-cell>
          <table:table-cell office:value-type="date" office:date-value="2018-07-23">
            <text:p>7/23/18</text:p>
          </table:table-cell>
          <table:table-cell table:number-columns-repeated="4"/>
          <table:table-cell table:style-name="ce1" office:value-type="string">
            <text:p>realized I installed one pad the wrong way before the brake bleed. Ended up gouging up a rotor. Replaced both rotors with new. All is well now!</text:p>
          </table:table-cell>
        </table:table-row>
        <table:table-row table:style-name="ro1">
          <table:table-cell table:style-name="ce1" office:value-type="string">
            <text:p>7/22/18 20684 24.45mpg</text:p>
          </table:table-cell>
          <table:table-cell office:value-type="date" office:date-value="2018-07-22">
            <text:p>7/22/18</text:p>
          </table:table-cell>
          <table:table-cell office:value-type="float" office:value="120684">
            <text:p>120684</text:p>
          </table:table-cell>
          <table:table-cell office:value-type="float" office:value="24.45">
            <text:p>24.45</text:p>
          </table:table-cell>
          <table:table-cell office:value-type="float" office:value="6.5">
            <text:p>6.5</text:p>
          </table:table-cell>
          <table:table-cell/>
          <table:table-cell table:style-name="ce1"/>
        </table:table-row>
        <table:table-row table:style-name="ro1">
          <table:table-cell table:style-name="ce1" office:value-type="string">
            <text:p>7/21/18 cleaned and polished pad pins on left front brake. Still grabbing there. Tried bleeding brakes (half-heartedly). Had brakes flushed and bled. Now they’re great!</text:p>
          </table:table-cell>
          <table:table-cell office:value-type="date" office:date-value="2018-07-21">
            <text:p>7/21/18</text:p>
          </table:table-cell>
          <table:table-cell table:number-columns-repeated="4"/>
          <table:table-cell table:style-name="ce1" office:value-type="string">
            <text:p>cleaned and polished pad pins on left front brake. Still grabbing there. Tried bleeding brakes (half-heartedly). Had brakes flushed and bled. Now they’re great!</text:p>
          </table:table-cell>
        </table:table-row>
        <table:table-row table:style-name="ro1">
          <table:table-cell table:style-name="ce1" office:value-type="string">
            <text:p>7/19/18 20525 26.42mpgChanged oil &amp; filter (old stuff was nasty!). Used Castrol GTX High Mileage synthetic blend 10W-40.</text:p>
          </table:table-cell>
          <table:table-cell office:value-type="date" office:date-value="2018-07-19">
            <text:p>7/19/18</text:p>
          </table:table-cell>
          <table:table-cell office:value-type="float" office:value="120525">
            <text:p>120525</text:p>
          </table:table-cell>
          <table:table-cell office:value-type="float" office:value="26.42">
            <text:p>26.42</text:p>
          </table:table-cell>
          <table:table-cell office:value-type="float" office:value="7.11">
            <text:p>7.11</text:p>
          </table:table-cell>
          <table:table-cell/>
          <table:table-cell table:style-name="ce1" office:value-type="string">
            <text:p>changed oil &amp; filter (old stuff was nasty!). Used Castrol GTX High Mileage synthetic blend 10W-40.</text:p>
          </table:table-cell>
        </table:table-row>
        <table:table-row table:style-name="ro1">
          <table:table-cell table:style-name="ce1" office:value-type="string">
            <text:p>7/17/18 20420Removed carpet and seats, power-washed interior, cleaned seats. Cleaned air filter housing (tons of seed shells) and air filter. Cleaned inside carb with carb cleaner. Later did Seafoam spray-in treatment. Got new dome light bulb, new screws for fuel fill cover, thumbscrew for air filter, radio antenna, cleaned seats and parts of exterior with pink spray can cleaner. Temporarily fixed power amp fuse holder. Radio has electrical interference but otherwise good. New radiator cap.</text:p>
          </table:table-cell>
          <table:table-cell office:value-type="date" office:date-value="2018-07-17">
            <text:p>7/17/18</text:p>
          </table:table-cell>
          <table:table-cell office:value-type="float" office:value="120420">
            <text:p>120420</text:p>
          </table:table-cell>
          <table:table-cell table:number-columns-repeated="3"/>
          <table:table-cell table:style-name="ce1" office:value-type="string">
            <text:p>removed carpet and seats, power-washed interior, cleaned seats. Cleaned air filter housing (tons of seed shells) and air filter. Cleaned inside carb with carb cleaner. Later did Seafoam spray-in treatment. Got new dome light bulb, new screws for fuel fill cover, thumbscrew for air filter, radio antenna, cleaned seats and parts of exterior with pink spray can cleaner. Temporarily fixed power amp fuse holder. Radio has electrical interference but otherwise good. New radiator cap.</text:p>
          </table:table-cell>
        </table:table-row>
        <table:table-row table:style-name="ro1">
          <table:table-cell table:style-name="ce1" office:value-type="string">
            <text:p>7/16/18 20337 25.52mpg</text:p>
          </table:table-cell>
          <table:table-cell office:value-type="date" office:date-value="2018-07-16">
            <text:p>7/16/18</text:p>
          </table:table-cell>
          <table:table-cell office:value-type="float" office:value="120337">
            <text:p>120337</text:p>
          </table:table-cell>
          <table:table-cell office:value-type="float" office:value="25.52">
            <text:p>25.52</text:p>
          </table:table-cell>
          <table:table-cell office:value-type="float" office:value="4.89">
            <text:p>4.89</text:p>
          </table:table-cell>
          <table:table-cell/>
          <table:table-cell table:style-name="ce1"/>
        </table:table-row>
        <table:table-row table:style-name="ro1">
          <table:table-cell table:style-name="ce1" office:value-type="string">
            <text:p>7/12/18 20212 25.82mpgrear driveshaft put back in phase, front hubs unlocked (doh! Had been locked since I bought at end of June.</text:p>
          </table:table-cell>
          <table:table-cell office:value-type="date" office:date-value="2018-07-12">
            <text:p>7/12/18</text:p>
          </table:table-cell>
          <table:table-cell office:value-type="float" office:value="120212">
            <text:p>120212</text:p>
          </table:table-cell>
          <table:table-cell office:value-type="float" office:value="25.82">
            <text:p>25.82</text:p>
          </table:table-cell>
          <table:table-cell table:number-columns-repeated="2"/>
          <table:table-cell table:style-name="ce1" office:value-type="string">
            <text:p>rear driveshaft put back in phase, front hubs unlocked (doh! Had been locked since I bought at end of June.</text:p>
          </table:table-cell>
        </table:table-row>
        <table:table-row table:style-name="ro1">
          <table:table-cell table:style-name="ce1" office:value-type="string">
            <text:p>Lug bolts seized. Replaced drums with good used, replaced front hubs with good used and outer bearings with new. All lug nuts are new. New pads, shoes, and shoe springs. Did not adjust handbrake (works well). Mounted new tires.</text:p>
          </table:table-cell>
          <table:table-cell office:value-type="date" office:date-value="2018-07-01">
            <text:p>7/1/18</text:p>
          </table:table-cell>
          <table:table-cell table:number-columns-repeated="4"/>
          <table:table-cell table:style-name="ce1" office:value-type="string">
            <text:p>Lug bolts seized. Replaced drums with good used, replaced front hubs with good used and outer bearings with new. All lug nuts are new. New pads, shoes, and shoe springs. Did not adjust handbrake (works well). Mounted new tires.</text:p>
          </table:table-cell>
        </table:table-row>
        <table:table-row table:style-name="ro1" table:number-rows-repeated="1048541">
          <table:table-cell table:number-columns-repeated="7"/>
        </table:table-row>
        <table:table-row table:style-name="ro1">
          <table:table-cell table:number-columns-repeated="7"/>
        </table:table-row>
      </table:table>
      <table:table table:name="Sheet2" table:style-name="ta1" table:print="false">
        <table:table-column table:style-name="co2" table:default-cell-style-name="Default"/>
        <table:table-row table:style-name="ro2">
          <table:table-cell/>
        </table:table-row>
      </table:table>
      <table:table table:name="Sheet3" table:style-name="ta1" table:print="false">
        <table:table-column table:style-name="co2" table:default-cell-style-name="Default"/>
        <table:table-row table:style-name="ro2">
          <table:table-cell/>
        </table:table-row>
      </table:table>
      <table:database-ranges>
        <table:database-range table:target-range-address="Sheet1.A1:Sheet1.AMI1048576"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26">01/26/2019</text:date>, <text:time>08:37: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smond Mullen</meta:initial-creator>
    <meta:creation-date>2019-01-25T23:05:23</meta:creation-date>
    <dc:date>2019-01-26T08:37:04</dc:date>
    <dc:creator>Desmond Mullen</dc:creator>
    <meta:editing-duration>PT9H31M43S</meta:editing-duration>
    <meta:editing-cycles>7</meta:editing-cycles>
    <meta:generator>OpenOffice/4.1.6$Unix OpenOffice.org_project/416m1$Build-9790</meta:generator>
    <meta:document-statistic meta:table-count="3" meta:cell-count="158" meta:object-count="0"/>
    <meta:user-defined meta:name=""/>
  </office:meta>
</office:document-meta>
</file>